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ea339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0ea339" officeooo:paragraph-rsid="00100b25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3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0ea339" officeooo:paragraph-rsid="00100b25" style:font-name-asian="Courier New" style:font-size-asian="10pt" style:font-name-complex="Liberation Mono" style:font-size-complex="10pt"/>
    </style:style>
    <style:style style:name="T1" style:family="text">
      <style:text-properties officeooo:rsid="00100b25"/>
    </style:style>
    <style:style style:name="T2" style:family="text">
      <style:text-properties officeooo:rsid="0011b355"/>
    </style:style>
    <style:style style:name="T3" style:family="text">
      <style:text-properties officeooo:rsid="00139d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5<text:span text:style-name="T2">9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3">Stop <text:span text:style-name="T2">Both</text:span>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3">Stop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DM <text:span text:style-name="T2">may choose to both close the UI and stop the server at the same time, closing both and ending both of their processes</text:span>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3">The DM clicks the “<text:span text:style-name="T2">stop both”</text:span> button, or inputs the related hotkey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6724131274230454537" text:style-name="L1">
              <text:list-item>
                <text:p text:style-name="P5">“<text:span text:style-name="T3">S</text:span>top both” button is clicked or hotkey input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3989297850343425027" text:style-name="L2">
              <text:list-item>
                <text:p text:style-name="P6">The UI and server are closed and their processes ended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4418328881201537885" text:style-name="L3">
              <text:list-item>
                <text:p text:style-name="P7">The DM wishes to<text:span text:style-name="T2"> stop both the UI and server</text:span></text:p>
              </text:list-item>
              <text:list-item>
                <text:p text:style-name="P8">The DM clicks the “<text:span text:style-name="T2">stop both”</text:span> button or inputs the related hotkey</text:p>
              </text:list-item>
              <text:list-item>
                <text:p text:style-name="P7">The <text:span text:style-name="T2">UI and server</text:span> close and <text:span text:style-name="T2">their</text:span> process<text:span text:style-name="T2">es</text:span> <text:span text:style-name="T2">are</text:span> <text:span text:style-name="T1">ended</text:span></text:p>
              </text:list-item>
            </text:list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37:18.054000000</dc:date>
    <meta:editing-duration>PT1H9M41S</meta:editing-duration>
    <meta:editing-cycles>10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19" meta:character-count="622" meta:non-whitespace-character-count="530"/>
  </office:meta>
</office:document-meta>
</file>